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20.20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6.59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0.453cm"/>
    </style:style>
    <style:style style:name="co13" style:family="table-column">
      <style:table-column-properties fo:break-before="auto" style:column-width="0.379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0.561cm"/>
    </style:style>
    <style:style style:name="co16" style:family="table-column">
      <style:table-column-properties fo:break-before="auto" style:column-width="0.852cm"/>
    </style:style>
    <style:style style:name="co17" style:family="table-column">
      <style:table-column-properties fo:break-before="auto" style:column-width="24.915cm"/>
    </style:style>
    <style:style style:name="co18" style:family="table-column">
      <style:table-column-properties fo:break-before="auto" style:column-width="22.789cm"/>
    </style:style>
    <style:style style:name="co19" style:family="table-column">
      <style:table-column-properties fo:break-before="auto" style:column-width="12.725cm"/>
    </style:style>
    <style:style style:name="co20" style:family="table-column">
      <style:table-column-properties fo:break-before="auto" style:column-width="0.78cm"/>
    </style:style>
    <style:style style:name="co21" style:family="table-column">
      <style:table-column-properties fo:break-before="auto" style:column-width="10.402cm"/>
    </style:style>
    <style:style style:name="co22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1.325cm"/>
    </style:style>
    <style:style style:name="co24" style:family="table-column">
      <style:table-column-properties fo:break-before="auto" style:column-width="1.288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251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977cm"/>
    </style:style>
    <style:style style:name="co29" style:family="table-column">
      <style:table-column-properties fo:break-before="auto" style:column-width="0.797cm"/>
    </style:style>
    <style:style style:name="co30" style:family="table-column">
      <style:table-column-properties fo:break-before="auto" style:column-width="10.841cm"/>
    </style:style>
    <style:style style:name="co31" style:family="table-column">
      <style:table-column-properties fo:break-before="auto" style:column-width="0.743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25.652cm"/>
    </style:style>
    <style:style style:name="co34" style:family="table-column">
      <style:table-column-properties fo:break-before="auto" style:column-width="2.522cm"/>
    </style:style>
    <style:style style:name="co35" style:family="table-column">
      <style:table-column-properties fo:break-before="auto" style:column-width="2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1" style:family="table-cell" style:parent-style-name="Default" style:data-style-name="N100"/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</style:style>
    <style:style style:name="ce55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wrap-option="wrap" style:vertical-align="middle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SM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1"/>
        <table:table-column table:style-name="co4" table:default-cell-style-name="Default"/>
        <table:table-row table:style-name="ro1">
          <table:table-cell table:style-name="ce47" office:value-type="string" calcext:value-type="string">
            <text:p>Certificat Professional</text:p>
          </table:table-cell>
          <table:table-cell table:style-name="ce47" office:value-type="string" calcext:value-type="string">
            <text:p>Unitats/Estàndards de competència</text:p>
          </table:table-cell>
          <table:table-cell table:style-name="ce49" office:value-type="string" calcext:value-type="string">
            <text:p>Codi</text:p>
          </table:table-cell>
          <table:table-cell table:style-name="ce47" office:value-type="string" calcext:value-type="string">
            <text:p>Mòdul Profession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istemas microinformáticos IFC078_2</text:p>
          </table:table-cell>
          <table:table-cell table:style-name="ce48" office:value-type="string" calcext:value-type="string">
            <text:p>UC0220_2: Instalar, configurar y verificar los elementos de la red local según procedimientos establecidos.</text:p>
          </table:table-cell>
          <table:table-cell table:style-name="ce50" office:value-type="string" calcext:value-type="string">
            <text:p>0225</text:p>
          </table:table-cell>
          <table:table-cell table:style-name="ce48" office:value-type="string" calcext:value-type="string">
            <text:p>Xarxes Locals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221_2: Instalar, configurar y mantener paquetes informáticos de propósito general y aplicaciones específicas.</text:p>
          </table:table-cell>
          <table:table-cell table:style-name="ce50" office:value-type="string" calcext:value-type="string">
            <text:p>0223</text:p>
          </table:table-cell>
          <table:table-cell table:style-name="ce48" office:value-type="string" calcext:value-type="string">
            <text:p>Aplicacions Ofimatiques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222_2: Facilitar al usuario la utilización de paquetes informáticos de propósito general y aplicaciones específicas. </text:p>
          </table:table-cell>
          <table:table-cell table:style-name="ce50" office:value-type="string" calcext:value-type="string">
            <text:p>0223</text:p>
          </table:table-cell>
          <table:table-cell table:style-name="ce48" office:value-type="string" calcext:value-type="string">
            <text:p>Aplicacions Ofimatiqu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ontaje y reparación de sistemas microinformáticos IFC298_2 </text:p>
          </table:table-cell>
          <table:table-cell table:style-name="ce48" office:value-type="string" calcext:value-type="string">
            <text:p>UC0953_2: Montar equipos microinformáticos. </text:p>
          </table:table-cell>
          <table:table-cell table:style-name="ce50" office:value-type="string" calcext:value-type="string">
            <text:p>0221</text:p>
          </table:table-cell>
          <table:table-cell table:style-name="ce48" office:value-type="string" calcext:value-type="string">
            <text:p>Montaje i Manteniment d’Equips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219_2: Instalar y configurar el software base en sistemas microinformáticos.</text:p>
          </table:table-cell>
          <table:table-cell table:style-name="ce50" office:value-type="string" calcext:value-type="string">
            <text:p>0222</text:p>
          </table:table-cell>
          <table:table-cell table:style-name="ce48" office:value-type="string" calcext:value-type="string">
            <text:p>Sistemes Operatius Monolloc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954_2: Reparar y ampliar equipamiento microinformático. </text:p>
          </table:table-cell>
          <table:table-cell table:style-name="ce50" office:value-type="string" calcext:value-type="string">
            <text:p>0221</text:p>
          </table:table-cell>
          <table:table-cell table:style-name="ce48" office:value-type="string" calcext:value-type="string">
            <text:p>Montaje i Manteniment d’Equi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Operación de redes departamentales IFC299_2</text:p>
          </table:table-cell>
          <table:table-cell table:style-name="ce48" office:value-type="string" calcext:value-type="string">
            <text:p>UC0220_2: Instalar, configurar y verificar los elementos de la red local según procedimientos preestablecidos. </text:p>
          </table:table-cell>
          <table:table-cell table:style-name="ce50" office:value-type="string" calcext:value-type="string">
            <text:p>0225</text:p>
          </table:table-cell>
          <table:table-cell table:style-name="ce48" office:value-type="string" calcext:value-type="string">
            <text:p>Xarxes Locals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955_2: Monitorizar los procesos de comunicaciones de la red local.</text:p>
          </table:table-cell>
          <table:table-cell table:style-name="ce50" office:value-type="string" calcext:value-type="string">
            <text:p>0225</text:p>
          </table:table-cell>
          <table:table-cell table:style-name="ce48" office:value-type="string" calcext:value-type="string">
            <text:p>Xarxes Locals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956_2: Realizar los procesos de conexión entre redes privadas y redes públicas. </text:p>
          </table:table-cell>
          <table:table-cell table:style-name="ce50" office:value-type="string" calcext:value-type="string">
            <text:p>0225</text:p>
          </table:table-cell>
          <table:table-cell table:style-name="ce48" office:value-type="string" calcext:value-type="string">
            <text:p>Xarxes Local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Operación de sistemas informáticos IFC300_2</text:p>
          </table:table-cell>
          <table:table-cell table:style-name="ce48" office:value-type="string" calcext:value-type="string">
            <text:p>UC0219_2: Instalar y configurar el software base en sistemas microinformáticos. </text:p>
          </table:table-cell>
          <table:table-cell table:style-name="ce50" office:value-type="string" calcext:value-type="string">
            <text:p>0224</text:p>
          </table:table-cell>
          <table:table-cell table:style-name="ce48" office:value-type="string" calcext:value-type="string">
            <text:p>Sistemes Operatius en Xarxa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957_2: Mantener y regular el subsistema físico en sistemas informáticos.</text:p>
          </table:table-cell>
          <table:table-cell table:style-name="ce50" office:value-type="string" calcext:value-type="string">
            <text:p>0221</text:p>
          </table:table-cell>
          <table:table-cell table:style-name="ce48" office:value-type="string" calcext:value-type="string">
            <text:p>Montaje i Manteniment d’Equips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958_2: Ejecutar procedimientos de administración y mantenimiento en el software base y de aplicación del cliente.</text:p>
          </table:table-cell>
          <table:table-cell table:style-name="ce50" office:value-type="string" calcext:value-type="string">
            <text:p>0227</text:p>
          </table:table-cell>
          <table:table-cell table:style-name="ce48" office:value-type="string" calcext:value-type="string">
            <text:p>Serveis en Xarxa</text:p>
          </table:table-cell>
        </table:table-row>
        <table:table-row table:style-name="ro1">
          <table:covered-table-cell table:style-name="ce2"/>
          <table:table-cell table:style-name="ce48" office:value-type="string" calcext:value-type="string">
            <text:p>UC0959_2: Mantener la seguridad de los subsistemas físicos y lógicos en sistemas informáticos. </text:p>
          </table:table-cell>
          <table:table-cell table:style-name="ce50" office:value-type="string" calcext:value-type="string">
            <text:p>0226</text:p>
          </table:table-cell>
          <table:table-cell table:style-name="ce48" office:value-type="string" calcext:value-type="string">
            <text:p>Seguretat Informàtica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SMX_incompletes" table:style-name="ta1">
        <table:table-column table:style-name="co6" table:default-cell-style-name="ce52"/>
        <table:table-column table:style-name="co7" table:default-cell-style-name="ce52"/>
        <table:table-row table:style-name="ro1">
          <table:table-cell table:style-name="ce47" office:value-type="string" calcext:value-type="string">
            <text:p>Certificat Professional</text:p>
          </table:table-cell>
          <table:table-cell table:style-name="ce47" office:value-type="string" calcext:value-type="string">
            <text:p>Unitats/Estàndards de competènc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tribucio_cp" table:style-name="ta1">
        <office:forms form:automatic-focus="false" form:apply-design-mode="false"/>
        <table:table-column table:style-name="co8" table:default-cell-style-name="ce53"/>
        <table:table-column table:style-name="co9" table:number-columns-repeated="12" table:default-cell-style-name="ce54"/>
        <table:table-row table:style-name="ro1">
          <table:table-cell office:value-type="string" calcext:value-type="string">
            <text:p>REF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j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ra_cp" table:style-name="ta1">
        <office:forms form:automatic-focus="false" form:apply-design-mode="false"/>
        <table:table-column table:style-name="co10" table:default-cell-style-name="ce55"/>
        <table:table-column table:style-name="co11" table:number-columns-repeated="2" table:default-cell-style-name="ce56"/>
        <table:table-column table:style-name="co12" table:default-cell-style-name="ce56"/>
        <table:table-column table:style-name="co11" table:number-columns-repeated="2" table:default-cell-style-name="ce56"/>
        <table:table-column table:style-name="co13" table:default-cell-style-name="ce56"/>
        <table:table-column table:style-name="co11" table:number-columns-repeated="2" table:default-cell-style-name="ce56"/>
        <table:table-column table:style-name="co12" table:default-cell-style-name="ce56"/>
        <table:table-column table:style-name="co14" table:default-cell-style-name="ce56"/>
        <table:table-column table:style-name="co12" table:number-columns-repeated="2" table:default-cell-style-name="ce56"/>
        <table:table-column table:style-name="co15" table:visibility="collapse" table:default-cell-style-name="ce56"/>
        <table:table-column table:style-name="co11" table:visibility="collapse" table:number-columns-repeated="5" table:default-cell-style-name="ce56"/>
        <table:table-column table:style-name="co13" table:visibility="collapse" table:default-cell-style-name="ce56"/>
        <table:table-column table:style-name="co12" table:visibility="collapse" table:default-cell-style-name="ce56"/>
        <table:table-row table:style-name="ro1">
          <table:table-cell office:value-type="string" calcext:value-type="string">
            <text:p>RA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h</text:p>
          </table:table-cell>
          <table:table-cell table:style-name="ce55" office:value-type="string" calcext:value-type="string">
            <text:p>i</text:p>
          </table:table-cell>
          <table:table-cell table:style-name="ce55" office:value-type="string" calcext:value-type="string">
            <text:p>j</text:p>
          </table:table-cell>
          <table:table-cell table:style-name="ce55" office:value-type="string" calcext:value-type="string">
            <text:p>k</text:p>
          </table:table-cell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ñ</text:p>
          </table:table-cell>
          <table:table-cell table:style-name="ce55" office:value-type="string" calcext:value-type="string">
            <text:p>o</text:p>
          </table:table-cell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q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</table:table>
      <table:table table:name="ra_c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4"/>
        <table:table-column table:style-name="co18" table:default-cell-style-name="Default"/>
        <table:table-row table:style-name="ro1">
          <table:table-cell table:style-name="ce57"/>
          <table:table-cell office:value-type="string" calcext:value-type="string">
            <text:p>Resultat d’Aprenentatge</text:p>
          </table:table-cell>
          <table:table-cell office:value-type="string" calcext:value-type="string">
            <text:p>Criteris d’Avaluació</text:p>
          </table:table-cell>
        </table:table-row>
        <table:table-row table:style-name="ro2">
          <table:table-cell table:style-name="ce29" office:value-type="string" calcext:value-type="string">
            <text:p>RA1</text:p>
          </table:table-cell>
          <table:table-cell office:value-type="string" calcext:value-type="string">
            <text:p>Aplica medidas de seguridad pasiva en sistemas informáticos describiendo características de entornos y relacionándolas con sus necesidades. </text:p>
          </table:table-cell>
          <table:table-cell office:value-type="string" calcext:value-type="string">
            <text:p>a) Se ha valorado la importancia de mantener la información segura.</text:p>
            <text:p>b) Se han descrito las diferencias entre seguridad física y lógica.</text:p>
            <text:p>c) Se han definido las características de la ubicación física y condiciones ambientales de los equipos y servidores.</text:p>
            <text:p>d) Se ha identificado la necesidad de proteger físicamente los sistemas informáticos.</text:p>
            <text:p>e) Se ha verificado el funcionamiento de los sistemas de alimentación ininterrumpida.</text:p>
            <text:p>f) Se han seleccionado los puntos de aplicación de los sistemas de alimentación ininterrumpida.</text:p>
            <text:p>g) Se han esquematizado las características de una política de seguridad basada en listas de control de acceso.</text:p>
            <text:p>h) Se ha valorado la importancia de establecer una política de contraseñas.</text:p>
            <text:p>i) Se han valorado las ventajas que supone la utilización de sistemas biométricos.</text:p>
          </table:table-cell>
        </table:table-row>
        <table:table-row table:style-name="ro3">
          <table:table-cell table:style-name="ce29" office:value-type="string" calcext:value-type="string">
            <text:p>RA2</text:p>
          </table:table-cell>
          <table:table-cell office:value-type="string" calcext:value-type="string">
            <text:p>Gestiona dispositivos de almacenamiento describiendo los procedimientos efectuados y aplicando técnicas para asegurar la integridad de la información. </text:p>
          </table:table-cell>
          <table:table-cell office:value-type="string" calcext:value-type="string">
            <text:p>a) Se ha interpretado la documentación técnica relativa a la política de almacenamiento.</text:p>
            <text:p>b) Se han tenido en cuenta factores inherentes al almacenamiento de la información (rendimiento, disponibilidad, accesibilidad, entre otros).</text:p>
            <text:p>c) Se han clasificado y enumerado los principales métodos de almacenamiento incluidos los sistemas de almacenamiento en red.</text:p>
            <text:p>d) Se han descrito las tecnologías de almacenamiento redundante y distribuido.</text:p>
            <text:p>e) Se han seleccionado estrategias para la realización de copias de seguridad.</text:p>
            <text:p>f) Se ha tenido en cuenta la frecuencia y el esquema de rotación.</text:p>
            <text:p>g) Se han realizado copias de seguridad con distintas estrategias.</text:p>
            <text:p>h) Se han identificado las características de los medios de almacenamiento remotos y extraíbles.</text:p>
            <text:p>i) Se han utilizado medios de almacenamiento remotos y extraíbles.</text:p>
            <text:p>j) Se han creado y restaurado imágenes de respaldo de sistemas en funcionamiento.</text:p>
          </table:table-cell>
        </table:table-row>
        <table:table-row table:style-name="ro4">
          <table:table-cell table:style-name="ce29" office:value-type="string" calcext:value-type="string">
            <text:p>RA3</text:p>
          </table:table-cell>
          <table:table-cell office:value-type="string" calcext:value-type="string">
            <text:p>Aplica mecanismos de seguridad activa describiendo sus características y relacionándolas con las necesidades de uso del sistema informático. </text:p>
          </table:table-cell>
          <table:table-cell office:value-type="string" calcext:value-type="string">
            <text:p>a) Se han seguido planes de contingencia para actuar ante fallos de seguridad.</text:p>
            <text:p>b) Se han clasificado los principales tipos de software malicioso.</text:p>
            <text:p>c) Se han realizado actualizaciones periódicas de los sistemas para corregir posibles vulnerabilidades.</text:p>
            <text:p>d) Se ha verificado el origen y la autenticidad de las aplicaciones que se instalan en los sistemas.</text:p>
            <text:p>e) Se han instalado, probado y actualizado aplicaciones específicas para la detección y eliminación de software malicioso.</text:p>
            <text:p>f) Se han aplicado técnicas de recuperación de datos.</text:p>
          </table:table-cell>
        </table:table-row>
        <table:table-row table:style-name="ro5">
          <table:table-cell table:style-name="ce29" office:value-type="string" calcext:value-type="string">
            <text:p>RA4</text:p>
          </table:table-cell>
          <table:table-cell office:value-type="string" calcext:value-type="string">
            <text:p>Asegura la privacidad de la información transmitida en redes informáticas describiendo vulnerabilidades e instalando software especifico. </text:p>
          </table:table-cell>
          <table:table-cell office:value-type="string" calcext:value-type="string">
            <text:p>a) Se ha identificado la necesidad de inventariar y controlar los servicios de red.</text:p>
            <text:p>b) Se ha contrastado la incidencia de las técnicas de ingeniería social en los fraudes informáticos y robos de información.</text:p>
            <text:p>c) Se ha deducido la importancia de minimizar el volumen de tráfico generado por la publicidad y el correo no deseado.</text:p>
            <text:p>d) Se han aplicado medidas para evitar la monitorización de redes cableadas.</text:p>
            <text:p>e) Se han clasificado y valorado las propiedades de seguridad de los protocolos usados en redes inalámbricas.</text:p>
            <text:p>f) Se han descrito sistemas de identificación como la firma electrónica, certificado digital, entre otros.</text:p>
            <text:p>g) Se han utilizado sistemas de identificación como la firma electrónica, certificado digital, entre otros.</text:p>
            <text:p>h) Se ha instalado y configurado un cortafuegos en un equipo o servidor.</text:p>
          </table:table-cell>
        </table:table-row>
        <table:table-row table:style-name="ro4">
          <table:table-cell table:style-name="ce29" office:value-type="string" calcext:value-type="string">
            <text:p>RA5</text:p>
          </table:table-cell>
          <table:table-cell office:value-type="string" calcext:value-type="string">
            <text:p>Reconoce la legislación y normativa sobre seguridad y protección de datos analizando las repercusiones de su incumplimiento. </text:p>
          </table:table-cell>
          <table:table-cell office:value-type="string" calcext:value-type="string">
            <text:p>a) Se ha descrito la legislación sobre protección de datos de carácter personal.</text:p>
            <text:p>b) Se ha determinado la necesidad de controlar el acceso a la información personal almacenada.</text:p>
            <text:p>c) Se han identificado las figuras legales que intervienen en el tratamiento y mantenimiento de los ficheros de datos.</text:p>
            <text:p>d) Se ha contrastado la obligación de poner a disposición de las personas los datos personales que les conciernen.</text:p>
            <text:p>e) Se ha descrito la legislación actual sobre los servicios de la sociedad de la información y comercio electrónico.</text:p>
            <text:p>f) Se han contrastado las normas sobre gestión de seguridad de la información.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inguts" table:style-name="ta1">
        <office:forms form:automatic-focus="false" form:apply-design-mode="false"/>
        <table:table-column table:style-name="co10" table:default-cell-style-name="ce2"/>
        <table:table-column table:style-name="co19" table:default-cell-style-name="ce2"/>
        <table:table-row table:style-name="ro1">
          <table:table-cell table:style-name="ce57" office:value-type="string" calcext:value-type="string">
            <text:p>RA</text:p>
          </table:table-cell>
          <table:table-cell table:style-name="ce57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Aplicació de mesures de seguretat física i ambiental:</text:p>
            <text:p/>
            <text:p>– Ubicació i protecció física dels equips i servidors.</text:p>
            <text:p>– Sistemes d’alimentació ininterrompuda</text:p>
            <text:p/>
            <text:p>Aplicació de mesures de seguretat lògica (1):</text:p>
            <text:p/>
            <text:p>– Criptografia.</text:p>
            <text:p>– Llistes de control d’accés.</text:p>
            <text:p>– Política de contrasenyes.</text:p>
            <text:p>– Sistemes biomètrics d’identificació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Aplicació de mesures de seguretat lògica (2): </text:p>
            <text:p/>
            <text:p>– Política d’emmagatzemament.</text:p>
            <text:p>– Còpies de seguretat i imatges de suport.</text:p>
            <text:p>– Mitjans d’emmagatzemament.</text:p>
            <text:p>– Recuperació de dade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Aplicació de mesures de seguretat lògica (3):</text:p>
            <text:p/>
            <text:p>– Auditories de seguretat.</text:p>
            <text:p>– Programari maliciós. Classificació. Ferramentes de protecció i desinfecció.</text:p>
            <text:p>– Actualització de sistemes i aplicacions.</text:p>
            <text:p>– Manual de seguretat i plans de contingència.</text:p>
          </table:table-cell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Aplicació de mesures de seguretat en xarxes:</text:p>
            <text:p/>
            <text:p>– Identificació digital. Firma electrònica i certificat digital.</text:p>
            <text:p>– Monitorització del trànsit en xarxes cablejades.</text:p>
            <text:p>– Seguretat en els protocols per a les comunicacions sense fil.</text:p>
            <text:p>– Riscos potencials dels servicis de xarxa.</text:p>
            <text:p>– Fraus informàtics.</text:p>
            <text:p>– Publicitat i correu no desitjat.</text:p>
            <text:p>– Utilització de tallafocs en un sistema o servidor.</text:p>
          </table:table-cell>
        </table:table-row>
        <table:table-row table:style-name="ro7">
          <table:table-cell office:value-type="string" calcext:value-type="string">
            <text:p>RA5</text:p>
          </table:table-cell>
          <table:table-cell office:value-type="string" calcext:value-type="string">
            <text:p>Compliment de la legislació i de les normes sobre seguretat:</text:p>
            <text:p/>
            <text:p>– Legislació sobre protecció de dades.</text:p>
            <text:p>– Legislació sobre els servicis de la societat de la informació i correu electrònic.</text:p>
            <text:p>– Normes ISO sobre la gestió de la seguretat de la informació.</text:p>
          </table:table-cell>
        </table:table-row>
      </table:table>
      <table:table table:name="sequenciacio_up_ra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63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row table:style-name="ro1">
          <table:table-cell table:style-name="ce60" office:value-type="string" calcext:value-type="string">
            <text:p>UP</text:p>
          </table:table-cell>
          <table:table-cell table:style-name="ce57" office:value-type="string" calcext:value-type="string">
            <text:p>Títol</text:p>
          </table:table-cell>
          <table:table-cell table:style-name="ce60" office:value-type="string" calcext:value-type="string">
            <text:p>RA1</text:p>
          </table:table-cell>
          <table:table-cell table:style-name="ce60" office:value-type="string" calcext:value-type="string">
            <text:p>RA2</text:p>
          </table:table-cell>
          <table:table-cell table:style-name="ce60" office:value-type="string" calcext:value-type="string">
            <text:p>RA3</text:p>
          </table:table-cell>
          <table:table-cell table:style-name="ce60" office:value-type="string" calcext:value-type="string">
            <text:p>RA4</text:p>
          </table:table-cell>
          <table:table-cell table:style-name="ce60" office:value-type="string" calcext:value-type="string">
            <text:p>RA5</text:p>
          </table:table-cell>
          <table:table-cell table:style-name="ce57" office:value-type="string" calcext:value-type="string">
            <text:p>Pes</text:p>
          </table:table-cell>
          <table:table-cell table:style-name="ce57" office:value-type="string" calcext:value-type="string">
            <text:p>Hores</text:p>
          </table:table-cell>
          <table:table-cell table:style-name="ce57" office:value-type="string" calcext:value-type="string">
            <text:p>Sesions</text:p>
          </table:table-cell>
          <table:table-cell table:style-name="ce57" office:value-type="string" calcext:value-type="string">
            <text:p>Setmanes</text:p>
          </table:table-cell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2" office:value-type="string" calcext:value-type="string">
            <text:p>Aplicació de mesures de seguretat física i ambiental:</text:p>
          </table:table-cell>
          <table:table-cell table:style-name="ce61" office:value-type="string" calcext:value-type="string">
            <text:p>RA1 (a-f)</text:p>
          </table:table-cell>
          <table:table-cell table:style-name="ce61"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110*([.H2]/100)" office:value-type="float" office:value="11" calcext:value-type="float">
            <text:p>11</text:p>
          </table:table-cell>
          <table:table-cell table:style-name="ce2" table:formula="of:=ROUND(([.I2]*60)/55)" office:value-type="float" office:value="12" calcext:value-type="float">
            <text:p>12</text:p>
          </table:table-cell>
          <table:table-cell table:style-name="ce2" table:formula="of:=ROUND([.J2]/7)" office:value-type="float" office:value="2" calcext:value-type="float">
            <text:p>2</text:p>
          </table:table-cell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2" office:value-type="string" calcext:value-type="string">
            <text:p>Aplicació de mesures de seguretat lògica:</text:p>
          </table:table-cell>
          <table:table-cell table:style-name="ce61" office:value-type="string" calcext:value-type="string">
            <text:p>RA1(g-i)</text:p>
          </table:table-cell>
          <table:table-cell table:style-name="ce61" office:value-type="string" calcext:value-type="string">
            <text:p>RA2</text:p>
          </table:table-cell>
          <table:table-cell table:style-name="ce61" office:value-type="string" calcext:value-type="string">
            <text:p>RA3</text:p>
          </table:table-cell>
          <table:table-cell table:style-name="ce61" table:number-columns-repeated="2"/>
          <table:table-cell table:style-name="ce2" office:value-type="float" office:value="30" calcext:value-type="float">
            <text:p>30</text:p>
          </table:table-cell>
          <table:table-cell table:style-name="ce2" table:formula="of:=110*([.H3]/100)" office:value-type="float" office:value="33" calcext:value-type="float">
            <text:p>33</text:p>
          </table:table-cell>
          <table:table-cell table:style-name="ce2" table:formula="of:=ROUND(([.I3]*60)/55)" office:value-type="float" office:value="36" calcext:value-type="float">
            <text:p>36</text:p>
          </table:table-cell>
          <table:table-cell table:style-name="ce2" table:formula="of:=ROUND([.J3]/7)" office:value-type="float" office:value="5" calcext:value-type="float">
            <text:p>5</text:p>
          </table:table-cell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2" office:value-type="string" calcext:value-type="string">
            <text:p>Aplicació de mesures de seguretat en xarxes:</text:p>
          </table:table-cell>
          <table:table-cell table:style-name="ce61" table:number-columns-repeated="3"/>
          <table:table-cell table:style-name="ce61" office:value-type="string" calcext:value-type="string">
            <text:p>RA4</text:p>
          </table:table-cell>
          <table:table-cell table:style-name="ce61"/>
          <table:table-cell table:style-name="ce2" office:value-type="float" office:value="40" calcext:value-type="float">
            <text:p>40</text:p>
          </table:table-cell>
          <table:table-cell table:style-name="ce2" table:formula="of:=110*([.H4]/100)" office:value-type="float" office:value="44" calcext:value-type="float">
            <text:p>44</text:p>
          </table:table-cell>
          <table:table-cell table:style-name="ce2" table:formula="of:=ROUND(([.I4]*60)/55)" office:value-type="float" office:value="48" calcext:value-type="float">
            <text:p>48</text:p>
          </table:table-cell>
          <table:table-cell table:style-name="ce2" table:formula="of:=ROUND([.J4]/7)" office:value-type="float" office:value="7" calcext:value-type="float">
            <text:p>7</text:p>
          </table:table-cell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2" office:value-type="string" calcext:value-type="string">
            <text:p>Compliment de la legislació i de les normes sobre seguretat:</text:p>
          </table:table-cell>
          <table:table-cell table:style-name="ce61" table:number-columns-repeated="4"/>
          <table:table-cell table:style-name="ce61" office:value-type="string" calcext:value-type="string">
            <text:p>RA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110*([.H5]/100)" office:value-type="float" office:value="22" calcext:value-type="float">
            <text:p>22</text:p>
          </table:table-cell>
          <table:table-cell table:style-name="ce2" table:formula="of:=ROUND(([.I5]*60)/55)" office:value-type="float" office:value="24" calcext:value-type="float">
            <text:p>24</text:p>
          </table:table-cell>
          <table:table-cell table:style-name="ce2" table:formula="of:=ROUND([.J5]/7)" office:value-type="float" office:value="3" calcext:value-type="float">
            <text:p>3</text:p>
          </table:table-cell>
        </table:table-row>
        <table:table-row table:style-name="ro1" table:visibility="collapse" table:number-rows-repeated="2">
          <table:table-cell table:style-name="ce61"/>
          <table:table-cell table:style-name="ce2"/>
          <table:table-cell table:style-name="ce61" table:number-columns-repeated="5"/>
          <table:table-cell table:style-name="ce2" table:number-columns-repeated="2"/>
          <table:table-cell table:style-name="ce59" table:number-columns-repeated="2"/>
        </table:table-row>
        <table:table-row table:style-name="ro1">
          <table:table-cell table:style-name="ce62"/>
          <table:table-cell table:style-name="ce59"/>
          <table:table-cell table:style-name="ce62" table:number-columns-repeated="5"/>
          <table:table-cell table:style-name="ce2" table:formula="of:=SUM([.H2:.H5])" office:value-type="float" office:value="100" calcext:value-type="float">
            <text:p>100</text:p>
          </table:table-cell>
          <table:table-cell table:style-name="ce2" table:formula="of:=SUM([.I2:.I5])" office:value-type="float" office:value="110" calcext:value-type="float">
            <text:p>110</text:p>
          </table:table-cell>
          <table:table-cell table:style-name="ce2" table:formula="of:=SUM([.J2:.J5])" office:value-type="float" office:value="120" calcext:value-type="float">
            <text:p>120</text:p>
          </table:table-cell>
          <table:table-cell table:style-name="ce2" table:formula="of:=SUM([.K2:.K5])" office:value-type="float" office:value="17" calcext:value-type="float">
            <text:p>17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quenciacio_up_continguts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number-columns-repeated="4" table:default-cell-style-name="Default"/>
        <table:table-row table:style-name="ro8">
          <table:table-cell table:style-name="ce57" office:value-type="string" calcext:value-type="string">
            <text:p>UP</text:p>
          </table:table-cell>
          <table:table-cell table:style-name="ce57" office:value-type="string" calcext:value-type="string">
            <text:p>Títol</text:p>
          </table:table-cell>
          <table:table-cell table:style-name="ce57" office:value-type="string" calcext:value-type="string">
            <text:p>C1</text:p>
          </table:table-cell>
          <table:table-cell table:style-name="ce57" office:value-type="string" calcext:value-type="string">
            <text:p>C2</text:p>
          </table:table-cell>
          <table:table-cell table:style-name="ce57" office:value-type="string" calcext:value-type="string">
            <text:p>C3</text:p>
          </table:table-cell>
          <table:table-cell table:style-name="ce57" office:value-type="string" calcext:value-type="string">
            <text:p>C4</text:p>
          </table:table-cell>
        </table:table-row>
        <table:table-row table:style-name="ro8">
          <table:table-cell table:style-name="ce61" office:value-type="float" office:value="1" calcext:value-type="float">
            <text:p>1</text:p>
          </table:table-cell>
          <table:table-cell table:style-name="ce21" office:value-type="string" calcext:value-type="string">
            <text:p>Aplica medidas de seguridad pasiva en sistemas informáticos describiendo características de entornos y relacionándolas con sus necesidades. 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8">
          <table:table-cell table:style-name="ce61" office:value-type="float" office:value="2" calcext:value-type="float">
            <text:p>2</text:p>
          </table:table-cell>
          <table:table-cell table:style-name="ce21" office:value-type="string" calcext:value-type="string">
            <text:p>Gestiona dispositivos de almacenamiento describiendo los procedimientos efectuados y aplicando técnicas para asegurar la integridad de la información. 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8">
          <table:table-cell table:style-name="ce61" office:value-type="float" office:value="3" calcext:value-type="float">
            <text:p>3</text:p>
          </table:table-cell>
          <table:table-cell table:style-name="ce21" office:value-type="string" calcext:value-type="string">
            <text:p>Aplica mecanismos de seguridad activa describiendo sus características y relacionándolas con las necesidades de uso del sistema informático. 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8"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Asegura la privacidad de la información transmitida en redes informáticas describiendo vulnerabilidades e instalando software especifico. 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8">
          <table:table-cell table:style-name="ce61" office:value-type="float" office:value="5" calcext:value-type="float">
            <text:p>5</text:p>
          </table:table-cell>
          <table:table-cell table:style-name="ce21" office:value-type="string" calcext:value-type="string">
            <text:p>Reconoce la legislación y normativa sobre seguridad y protección de datos analizando las repercusiones de su incumplimiento. 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8" table:number-rows-repeated="1048569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temporalització" table:style-name="ta1">
        <office:forms form:automatic-focus="false" form:apply-design-mode="false"/>
        <table:table-column table:style-name="co20" table:default-cell-style-name="ce61"/>
        <table:table-column table:style-name="co21" table:default-cell-style-name="ce2"/>
        <table:table-column table:style-name="co32" table:default-cell-style-name="ce2"/>
        <table:table-row table:style-name="ro1">
          <table:table-cell table:style-name="ce57" office:value-type="string" calcext:value-type="string">
            <text:p>UP</text:p>
          </table:table-cell>
          <table:table-cell table:style-name="ce57" office:value-type="string" calcext:value-type="string">
            <text:p>Títol</text:p>
          </table:table-cell>
          <table:table-cell table:style-name="ce57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robació d l’assoliment de XAL i SOM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tió d’accés remot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·lació de servicis de configuració dinàmica de sistemes: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tal·lació de servicis de resolució de noms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tal·lació de servicis de transferència de fitxers: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stió de servidors web: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servicis de correu electrònic: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plegament de xarxes sense fil: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connexió de xarxes privades amb xarxes públiques:</text:p>
          </table:table-cell>
          <table:table-cell/>
        </table:table-row>
      </table:table>
      <table:table table:name="avaluacio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69"/>
        <table:table-column table:style-name="co35" table:default-cell-style-name="ce69"/>
        <table:table-row table:style-name="ro1">
          <table:table-cell table:style-name="ce57" office:value-type="string" calcext:value-type="string">
            <text:p>Resultat d’Aprenentatge</text:p>
          </table:table-cell>
          <table:table-cell table:style-name="ce66" office:value-type="string" calcext:value-type="string">
            <text:p>Pond. Parcial</text:p>
          </table:table-cell>
          <table:table-cell table:style-name="ce66" office:value-type="string" calcext:value-type="string">
            <text:p>Pond. Total</text:p>
          </table:table-cell>
        </table:table-row>
        <table:table-row table:style-name="ro1">
          <table:table-cell table:style-name="ce64" table:formula="of:=COM.MICROSOFT.CONCAT([$ra_ca.A2];&quot;: &quot;;[$ra_ca.B2])" office:value-type="string" office:string-value="RA1: Aplica medidas de seguridad pasiva en sistemas informáticos describiendo características de entornos y relacionándolas con sus necesidades. " calcext:value-type="string">
            <text:p>RA1: Aplica medidas de seguridad pasiva en sistemas informáticos describiendo características de entornos y relacionándolas con sus necesidades. 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a) Se ha valorado la importancia de mantener la información segura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b) Se han descrito las diferencias entre seguridad física y lógica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c) Se han definido las características de la ubicación física y condiciones ambientales de los equipos y servidores.</text:p>
          </table:table-cell>
          <table:table-cell table:style-name="ce68" office:value-type="string" calcext:value-type="string">
            <text:p>0.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d) Se ha identificado la necesidad de proteger físicamente los sistemas informáticos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e) Se ha verificado el funcionamiento de los sistemas de alimentación ininterrumpida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f) Se han seleccionado los puntos de aplicación de los sistemas de alimentación ininterrumpida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g) Se han esquematizado las características de una política de seguridad basada en listas de control de acceso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h) Se ha verificando la correcta asignación de los parámetros. 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i) Se han valorado las ventajas que supone la utilización de sistemas biométricos.</text:p>
          </table:table-cell>
          <table:table-cell table:style-name="ce68" table:number-columns-repeated="2"/>
        </table:table-row>
        <table:table-row table:style-name="ro1">
          <table:table-cell table:style-name="ce64" table:formula="of:=COM.MICROSOFT.CONCAT([$ra_ca.A3];&quot;: &quot;;[$ra_ca.B3])" office:value-type="string" office:string-value="RA2: Gestiona dispositivos de almacenamiento describiendo los procedimientos efectuados y aplicando técnicas para asegurar la integridad de la información. " calcext:value-type="string">
            <text:p>RA2: Gestiona dispositivos de almacenamiento describiendo los procedimientos efectuados y aplicando técnicas para asegurar la integridad de la información. </text:p>
          </table:table-cell>
          <table:table-cell table:style-name="ce68"/>
          <table:table-cell table:style-name="ce68" office:value-type="float" office:value="1.3" calcext:value-type="float">
            <text:p>1,3</text:p>
          </table:table-cell>
        </table:table-row>
        <table:table-row table:style-name="ro1">
          <table:table-cell table:style-name="ce65" office:value-type="string" calcext:value-type="string">
            <text:p>a) Se ha interpretado la documentación técnica relativa a la política de almacenamiento.</text:p>
          </table:table-cell>
          <table:table-cell table:style-name="ce68" office:value-type="float" office:value="0.1" calcext:value-type="float">
            <text:p>0,1</text:p>
          </table:table-cell>
          <table:table-cell table:style-name="ce67"/>
        </table:table-row>
        <table:table-row table:style-name="ro1">
          <table:table-cell table:style-name="ce2" office:value-type="string" calcext:value-type="string">
            <text:p>b) Se han tenido en cuenta factores inherentes al almacenamiento de la información (rendimiento, disponibilidad, accesibilidad, entre otros)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c) Se han clasificado y enumerado los principales métodos de almacenamiento incluidos los sistemas de almacenamiento en red.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d) Se han descrito las tecnologías de almacenamiento redundante y distribuido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e) Se han seleccionado estrategias para la realización de copias de seguridad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f) Se ha tenido en cuenta la frecuencia y el esquema de rotación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g) Se han realizado copias de seguridad con distintas estrategias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h) Se ha comprobado el funcionamiento correcto del servidor. 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g) Se han realizado copias de seguridad con distintas estrategias.</text:p>
          </table:table-cell>
          <table:table-cell table:style-name="ce68" table:number-columns-repeated="2"/>
        </table:table-row>
        <table:table-row table:style-name="ro1">
          <table:table-cell table:style-name="ce2" office:value-type="string" calcext:value-type="string">
            <text:p>h) Se han identificado las características de los medios de almacenamiento remotos y extraíbles.</text:p>
          </table:table-cell>
          <table:table-cell table:style-name="ce68" table:number-columns-repeated="2"/>
        </table:table-row>
        <table:table-row table:style-name="ro1">
          <table:table-cell table:style-name="ce2" office:value-type="string" calcext:value-type="string">
            <text:p>i) Se han utilizado medios de almacenamiento remotos y extraíbles.</text:p>
          </table:table-cell>
          <table:table-cell table:style-name="ce68" table:number-columns-repeated="2"/>
        </table:table-row>
        <table:table-row table:style-name="ro1">
          <table:table-cell table:style-name="ce2" office:value-type="string" calcext:value-type="string">
            <text:p>j) Se han creado y restaurado imágenes de respaldo de sistemas en funcionamiento. correo y alias.</text:p>
          </table:table-cell>
          <table:table-cell table:style-name="ce68" table:number-columns-repeated="2"/>
        </table:table-row>
        <table:table-row table:style-name="ro1">
          <table:table-cell table:style-name="ce64" table:formula="of:=COM.MICROSOFT.CONCAT([$ra_ca.A4];&quot;: &quot;;[$ra_ca.B4])" office:value-type="string" office:string-value="RA3: Aplica mecanismos de seguridad activa describiendo sus características y relacionándolas con las necesidades de uso del sistema informático. " calcext:value-type="string">
            <text:p>RA3: Aplica mecanismos de seguridad activa describiendo sus características y relacionándolas con las necesidades de uso del sistema informático. 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string" calcext:value-type="string">
            <text:p>a) Se han seguido planes de contingencia para actuar ante fallos de seguridad.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b) Se han clasificado los principales tipos de software malicioso.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c) Se han realizado actualizaciones periódicas de los sistemas para corregir posibles vulnerabilidades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d) Se ha verificado el origen y la autenticidad de las aplicaciones que se instalan en los sistemas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e) Se han instalado, probado y actualizado aplicaciones específicas para la detección y eliminación de software malicioso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f) Se han aplicado técnicas de recuperación de datos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64" table:formula="of:=COM.MICROSOFT.CONCAT([$ra_ca.A5];&quot;: &quot;;[$ra_ca.B5])" office:value-type="string" office:string-value="RA4: Asegura la privacidad de la información transmitida en redes informáticas describiendo vulnerabilidades e instalando software especifico. " calcext:value-type="string">
            <text:p>RA4: Asegura la privacidad de la información transmitida en redes informáticas describiendo vulnerabilidades e instalando software especifico. </text:p>
          </table:table-cell>
          <table:table-cell table:style-name="ce68"/>
          <table:table-cell table:style-name="ce67" office:value-type="float" office:value="1.4" calcext:value-type="float">
            <text:p>1,4</text:p>
          </table:table-cell>
        </table:table-row>
        <table:table-row table:style-name="ro1">
          <table:table-cell table:style-name="ce2" office:value-type="string" calcext:value-type="string">
            <text:p>a) Se ha identificado la necesidad de inventariar y controlar los servicios de red.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b) Se ha contrastado la incidencia de las técnicas de ingeniería social en los fraudes informáticos y robos de información.</text:p>
          </table:table-cell>
          <table:table-cell table:style-name="ce68" office:value-type="float" office:value="0.1" calcext:value-type="float">
            <text:p>0,1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c) Se ha deducido la importancia de minimizar el volumen de tráfico generado por la publicidad y el correo no deseado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d) Se han aplicado medidas para evitar la monitorización de redes cableadas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e) Se han clasificado y valorado las propiedades de seguridad de los protocolos usados en redes inalámbricas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f) Se han descrito sistemas de identificación como la firma electrónica, certificado digital, entre otros.</text:p>
          </table:table-cell>
          <table:table-cell table:style-name="ce68" office:value-type="float" office:value="0.3" calcext:value-type="float">
            <text:p>0,3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g) Se han utilizado sistemas de identificación como la firma electrónica, certificado digital, entre otros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h) Se ha instalado y configurado un cortafuegos en un equipo o servidor.</text:p>
          </table:table-cell>
          <table:table-cell table:style-name="ce68" table:number-columns-repeated="2"/>
        </table:table-row>
        <table:table-row table:style-name="ro1">
          <table:table-cell table:style-name="ce64" table:formula="of:=COM.MICROSOFT.CONCAT([$ra_ca.A6];&quot;: &quot;;[$ra_ca.B6])" office:value-type="string" office:string-value="RA5: Reconoce la legislación y normativa sobre seguridad y protección de datos analizando las repercusiones de su incumplimiento. " calcext:value-type="string">
            <text:p>RA5: Reconoce la legislación y normativa sobre seguridad y protección de datos analizando las repercusiones de su incumplimiento. </text:p>
          </table:table-cell>
          <table:table-cell table:style-name="ce67"/>
          <table:table-cell table:style-name="ce67" office:value-type="float" office:value="1.4" calcext:value-type="float">
            <text:p>1,4</text:p>
          </table:table-cell>
        </table:table-row>
        <table:table-row table:style-name="ro1">
          <table:table-cell table:style-name="ce2" office:value-type="string" calcext:value-type="string">
            <text:p>a) Se ha descrito la legislación sobre protección de datos de carácter personal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b) Se ha determinado la necesidad de controlar el acceso a la información personal almacenada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c) Se han identificado las figuras legales que intervienen en el tratamiento y mantenimiento de los ficheros de datos.</text:p>
          </table:table-cell>
          <table:table-cell table:style-name="ce68" office:value-type="string" calcext:value-type="string">
            <text:p>0.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d) Se ha contrastado la obligación de poner a disposición de las personas los datos personales que les conciernen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e) Se ha descrito la legislación actual sobre los servicios de la sociedad de la información y comercio electrónico.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 table:style-name="ce2" office:value-type="string" calcext:value-type="string">
            <text:p>f) Se han contrastado las normas sobre gestión de seguridad de la información</text:p>
          </table:table-cell>
          <table:table-cell table:style-name="ce68" office:value-type="float" office:value="0.2" calcext:value-type="float">
            <text:p>0,2</text:p>
          </table:table-cell>
          <table:table-cell table:style-name="ce68"/>
        </table:table-row>
        <table:table-row table:style-name="ro1">
          <table:table-cell/>
          <table:table-cell table:formula="of:=SUM([.B2:.B47])" office:value-type="float" office:value="6.5" calcext:value-type="float">
            <text:p>6,5</text:p>
          </table:table-cell>
          <table:table-cell table:formula="of:=SUM([.C2:.C47])" office:value-type="float" office:value="7.1" calcext:value-type="float">
            <text:p>7,1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22:42:36.540552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10-01T23:57:57.756168991</dc:date>
    <meta:editing-duration>P2DT14H25M50S</meta:editing-duration>
    <meta:editing-cycles>91</meta:editing-cycles>
    <meta:generator>LibreOffice/25.2.3.2$Linux_X86_64 LibreOffice_project/520$Build-2</meta:generator>
    <meta:document-statistic meta:table-count="10" meta:cell-count="383" meta:object-count="0"/>
  </office:meta>
</office:document-meta>
</file>